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0000002004C977D5F5E1D2CF3.png" manifest:media-type="image/png"/>
  <manifest:file-entry manifest:full-path="Pictures/100001BA000052C9000052C9904B749A64A31463.svg" manifest:media-type="image/svg+xml"/>
  <manifest:file-entry manifest:full-path="Pictures/100001530000027B0000027B61DA027A7FF4F2C5.svg" manifest:media-type="image/svg+xml"/>
  <manifest:file-entry manifest:full-path="Pictures/100000010000001800000018276CFA43193D16C8.png" manifest:media-type="image/png"/>
  <manifest:file-entry manifest:full-path="Pictures/10000001000002C3000002C3AC4999339766D534.png" manifest:media-type="image/png"/>
  <manifest:file-entry manifest:full-path="Pictures/10000001000002000000020086B0EB9C4B220321.png" manifest:media-type="image/png"/>
  <manifest:file-entry manifest:full-path="Pictures/10000001000000190000001949DAEA157CD409CB.png" manifest:media-type="image/png"/>
  <manifest:file-entry manifest:full-path="Pictures/1000026200000295000002952E9AF723A30D23FD.svg" manifest:media-type="image/svg+xml"/>
  <manifest:file-entry manifest:full-path="Pictures/10000001000000F0000000F01BC7FBC82A01614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21.001cm" table:align="margins"/>
    </style:style>
    <style:style style:name="Tabela2.A" style:family="table-column">
      <style:table-column-properties style:column-width="12.409cm" style:rel-column-width="38723*"/>
    </style:style>
    <style:style style:name="Tabela2.B" style:family="table-column">
      <style:table-column-properties style:column-width="8.592cm" style:rel-column-width="26812*"/>
    </style:style>
    <style:style style:name="Tabela2.1" style:family="table-row">
      <style:table-row-properties style:min-row-height="1.984cm"/>
    </style:style>
    <style:style style:name="Tabela2.A1" style:family="table-cell">
      <style:table-cell-properties style:vertical-align="middle" fo:padding-left="1cm" fo:padding-right="1cm" fo:padding-top="1cm" fo:padding-bottom="0.25cm" fo:border-left="0.5pt solid #000000" fo:border-right="none" fo:border-top="0.5pt solid #000000" fo:border-bottom="0.5pt solid #000000"/>
    </style:style>
    <style:style style:name="Tabela2.B1" style:family="table-cell">
      <style:table-cell-properties style:vertical-align="middle" fo:padding-left="0.499cm" fo:padding-right="1cm" fo:padding-top="1cm" fo:padding-bottom="0.25cm" fo:border="0.5pt solid #000000"/>
    </style:style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202cm" style:rel-column-width="16232*"/>
    </style:style>
    <style:style style:name="Tabela1.B" style:family="table-column">
      <style:table-column-properties style:column-width="15.799cm" style:rel-column-width="49303*"/>
    </style:style>
    <style:style style:name="Tabela1.1" style:family="table-row">
      <style:table-row-properties style:min-row-height="1.302cm"/>
    </style:style>
    <style:style style:name="Tabela1.A1" style:family="table-cell">
      <style:table-cell-properties style:vertical-align="" fo:background-color="#b2b2b2" fo:padding-left="1cm" fo:padding-right="0.499cm" fo:padding-top="0.499cm" fo:padding-bottom="0.499cm" fo:border="none">
        <style:background-image/>
      </style:table-cell-properties>
    </style:style>
    <style:style style:name="Tabela1.B1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2" style:family="table-row">
      <style:table-row-properties style:min-row-height="4.408cm"/>
    </style:style>
    <style:style style:name="Tabela1.A2" style:family="table-cell">
      <style:table-cell-properties style:vertical-align="" fo:padding-left="1cm" fo:padding-right="0.499cm" fo:padding-top="0.499cm" fo:padding-bottom="0.499cm" fo:border="none"/>
    </style:style>
    <style:style style:name="Tabela1.B2" style:family="table-cell">
      <style:table-cell-properties fo:padding-left="0.499cm" fo:padding-right="1cm" fo:padding-top="0.499cm" fo:padding-bottom="0.499cm" fo:border-left="0.5pt solid #000000" fo:border-right="none" fo:border-top="none" fo:border-bottom="none"/>
    </style:style>
    <style:style style:name="Tabela1.3" style:family="table-row">
      <style:table-row-properties style:min-row-height="0.183cm"/>
    </style:style>
    <style:style style:name="Tabela1.A3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3" style:family="table-cell">
      <style:table-cell-properties fo:background-color="#b2b2b2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A4" style:family="table-cell">
      <style:table-cell-properties fo:background-color="#ffffff" fo:padding-left="1cm" fo:padding-right="0.499cm" fo:padding-top="0.499cm" fo:padding-bottom="0.499cm" fo:border="none">
        <style:background-image/>
      </style:table-cell-properties>
    </style:style>
    <style:style style:name="Tabela1.B4" style:family="table-cell">
      <style:table-cell-properties fo:background-color="#ffffff" fo:padding-left="0.499cm" fo:padding-right="1cm" fo:padding-top="0.499cm" fo:padding-bottom="0.499cm" fo:border-left="0.5pt solid #000000" fo:border-right="none" fo:border-top="none" fo:border-bottom="none">
        <style:background-image/>
      </style:table-cell-properties>
    </style:style>
    <style:style style:name="Tabela1.5" style:family="table-row">
      <style:table-row-properties style:min-row-height="6.549cm"/>
    </style:style>
    <style:style style:name="Tabela1.A5" style:family="table-cell">
      <style:table-cell-properties fo:background-color="#b2b2b2" fo:padding-left="1cm" fo:padding-right="0.499cm" fo:padding-top="0.499cm" fo:padding-bottom="0.499cm" fo:border="none">
        <style:background-image/>
      </style:table-cell-properties>
    </style:style>
    <style:style style:name="Tabela1.B5" style:family="table-cell">
      <style:table-cell-properties fo:background-color="#b2b2b2" fo:padding-left="0.499cm" fo:padding-right="1cm" fo:padding-top="0.499cm" fo:padding-bottom="1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Standard" style:master-page-name="">
      <loext:graphic-properties draw:fill-gradient-name="gradient" draw:fill-hatch-name="hatch"/>
      <style:paragraph-properties style:page-number="auto"/>
      <style:text-properties style:font-name="Arial1" fo:font-size="16pt" officeooo:rsid="0023bab7" officeooo:paragraph-rsid="0023bab7" style:font-size-asian="16pt" style:font-size-complex="16pt"/>
    </style:style>
    <style:style style:name="P2" style:family="paragraph" style:parent-style-name="Table_20_Contents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3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4" style:family="paragraph" style:parent-style-name="Table_20_Contents">
      <style:paragraph-properties fo:line-height="115%" fo:text-align="start" style:justify-single-word="false"/>
      <style:text-properties style:font-name="Arial1" fo:font-size="16pt" officeooo:rsid="00132445" officeooo:paragraph-rsid="00326fbe" style:font-size-asian="16pt" style:font-size-complex="16p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Arial1" fo:font-size="16pt" officeooo:rsid="004fe6a5" officeooo:paragraph-rsid="004fe6a5" style:font-size-asian="16pt" style:font-size-complex="16pt"/>
    </style:style>
    <style:style style:name="P6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152a0c" style:font-size-asian="16pt" style:font-size-complex="16pt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1" fo:font-size="16pt" officeooo:rsid="00152a0c" officeooo:paragraph-rsid="003b5f80" style:font-size-asian="16pt" style:font-size-complex="16pt"/>
    </style:style>
    <style:style style:name="P8" style:family="paragraph" style:parent-style-name="Table_20_Contents">
      <style:paragraph-properties fo:line-height="115%" fo:text-align="start" style:justify-single-word="false"/>
      <style:text-properties style:font-name="Arial1" fo:font-size="16pt" officeooo:rsid="003b5f80" officeooo:paragraph-rsid="003b5f80" style:font-size-asian="16pt" style:font-size-complex="16pt"/>
    </style:style>
    <style:style style:name="P9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132445" officeooo:paragraph-rsid="00132445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line-height="115%" fo:text-align="start" style:justify-single-word="false"/>
      <style:text-properties style:font-name="Arial1" fo:font-size="16pt" fo:font-weight="bold" officeooo:rsid="00393920" officeooo:paragraph-rsid="00393920" style:font-size-asian="16pt" style:font-weight-asian="bold" style:font-size-complex="16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Arial1" fo:font-size="28pt" officeooo:rsid="00132445" officeooo:paragraph-rsid="0042ab5a" style:font-size-asian="28pt" style:font-size-complex="28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26pt" fo:font-weight="bold" officeooo:rsid="00132445" officeooo:paragraph-rsid="0042ab5a" style:font-size-asian="26pt" style:font-weight-asian="bold" style:font-size-complex="26pt" style:font-weight-complex="bold"/>
    </style:style>
    <style:style style:name="P13" style:family="paragraph" style:parent-style-name="Table_20_Contents">
      <style:paragraph-properties fo:line-height="115%" fo:text-align="center" style:justify-single-word="false"/>
      <style:text-properties style:font-name="Arial1" fo:font-size="13pt" officeooo:rsid="00132445" officeooo:paragraph-rsid="00436b3b" style:font-size-asian="13pt" style:font-size-complex="13pt"/>
    </style:style>
    <style:style style:name="P14" style:family="paragraph" style:parent-style-name="Table_20_Contents">
      <style:paragraph-properties fo:line-height="115%" fo:text-align="start" style:justify-single-word="false"/>
      <style:text-properties officeooo:rsid="00132445" officeooo:paragraph-rsid="00152a0c"/>
    </style:style>
    <style:style style:name="P15" style:family="paragraph" style:parent-style-name="Table_20_Contents">
      <style:paragraph-properties fo:line-height="115%" fo:text-align="start" style:justify-single-word="false"/>
      <style:text-properties officeooo:paragraph-rsid="003b5f80"/>
    </style:style>
    <style:style style:name="P16" style:family="paragraph" style:parent-style-name="Table_20_Contents" style:list-style-name="L1">
      <style:paragraph-properties fo:line-height="115%" fo:text-align="start" style:justify-single-word="false"/>
      <style:text-properties style:font-name="Arial1" fo:font-size="16pt" officeooo:rsid="00393920" officeooo:paragraph-rsid="00393920" style:font-size-asian="16pt" style:font-size-complex="16pt"/>
    </style:style>
    <style:style style:name="P17" style:family="paragraph" style:parent-style-name="Table_20_Contents" style:list-style-name="L2">
      <style:paragraph-properties fo:line-height="115%" fo:text-align="start" style:justify-single-word="false"/>
      <style:text-properties style:font-name="Arial1" fo:font-size="16pt" officeooo:rsid="0046f8d8" officeooo:paragraph-rsid="0046f8d8" style:font-size-asian="16pt" style:font-size-complex="16pt"/>
    </style:style>
    <style:style style:name="P18" style:family="paragraph" style:parent-style-name="Table_20_Contents" style:list-style-name="L3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P19" style:family="paragraph" style:parent-style-name="Table_20_Contents" style:list-style-name="L4">
      <style:paragraph-properties fo:line-height="115%" fo:text-align="start" style:justify-single-word="false"/>
      <style:text-properties style:font-name="Arial1" fo:font-size="16pt" officeooo:rsid="00132445" officeooo:paragraph-rsid="00132445" style:font-size-asian="16pt" style:font-size-complex="16pt"/>
    </style:style>
    <style:style style:name="T1" style:family="text">
      <style:text-properties fo:color="#000000" loext:opacity="100%" style:font-name="Arial1" fo:font-size="16pt" fo:background-color="transparent" loext:char-shading-value="0" style:font-size-asian="16pt" style:font-size-complex="16pt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color="#000000" loext:opacity="100%" fo:font-size="13pt" fo:background-color="transparent" loext:char-shading-value="0" style:font-size-asian="13pt" style:font-size-complex="13pt"/>
    </style:style>
    <style:style style:name="T4" style:family="text">
      <style:text-properties officeooo:rsid="00152a0c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style:font-name="Arial1" fo:font-size="16pt" fo:background-color="transparent" loext:char-shading-value="0" style:font-size-asian="16pt" style:font-size-complex="16pt"/>
    </style:style>
    <style:style style:name="T7" style:family="text">
      <style:text-properties style:use-window-font-color="true" loext:opacity="0%" fo:font-size="13pt" fo:background-color="transparent" loext:char-shading-value="0" style:font-size-asian="13pt" style:font-size-complex="13pt"/>
    </style:style>
    <style:style style:name="T8" style:family="text">
      <style:text-properties style:use-window-font-color="true" loext:opacity="0%" officeooo:rsid="004e063b"/>
    </style:style>
    <style:style style:name="T9" style:family="text">
      <style:text-properties style:use-window-font-color="true" loext:opacity="0%" officeooo:rsid="00565243"/>
    </style:style>
    <style:style style:name="T10" style:family="text">
      <style:text-properties style:use-window-font-color="true" loext:opacity="0%" style:text-underline-style="solid" style:text-underline-width="auto" style:text-underline-color="font-color" officeooo:rsid="00565243"/>
    </style:style>
    <style:style style:name="T11" style:family="text">
      <style:text-properties officeooo:rsid="0030c8e9"/>
    </style:style>
    <style:style style:name="T12" style:family="text">
      <style:text-properties officeooo:rsid="003b5f80"/>
    </style:style>
    <style:style style:name="T13" style:family="text">
      <style:text-properties officeooo:rsid="004c1d3e"/>
    </style:style>
    <style:style style:name="T14" style:family="text">
      <style:text-properties officeooo:rsid="004c246d"/>
    </style:style>
    <style:style style:name="T15" style:family="text">
      <style:text-properties officeooo:rsid="004fe6a5"/>
    </style:style>
    <style:style style:name="T16" style:family="text">
      <style:text-properties officeooo:rsid="0056ebef"/>
    </style:style>
    <style:style style:name="T17" style:family="text">
      <style:text-properties officeooo:rsid="0057ad4d"/>
    </style:style>
    <style:style style:name="fr1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Luis Fillipe Aires Souza</text:p>
          </table:table-cell>
          <table:table-cell table:style-name="Tabela2.B1" office:value-type="string">
            <text:p text:style-name="P11"><text:span text:style-name="T3"><draw:a xlink:type="simple" xlink:href="https://wa.me/5551994454055"><draw:frame draw:style-name="fr3" draw:name="Figura7 Copia 1" text:anchor-type="as-char" svg:y="-0.508cm" svg:width="0.651cm" svg:height="0.651cm" draw:z-index="0"><draw:image xlink:href="Pictures/1000000100000200000002004C977D5F5E1D2CF3.png" xlink:type="simple" xlink:show="embed" xlink:actuate="onLoad" draw:mime-type="image/png"/></draw:frame></draw:a></text:span><text:span text:style-name="T3"><text:s/></text:span><text:a xlink:type="simple" xlink:href="https://wa.me/5551994454055" text:style-name="Internet_20_link" text:visited-style-name="Visited_20_Internet_20_Link"><text:span text:style-name="T7">(51) 99445-4055</text:span></text:a></text:p>
            <text:p text:style-name="P11"><text:span text:style-name="T3"><draw:a xlink:type="simple" xlink:href="mailto:luisfillipe.lipe@gmail.com"><draw:frame draw:style-name="fr3" draw:name="Figura3 Copia 1" text:anchor-type="as-char" svg:y="-0.467cm" svg:width="0.651cm" svg:height="0.651cm" draw:z-index="1"><draw:image xlink:href="Pictures/100001530000027B0000027B61DA027A7FF4F2C5.svg" xlink:type="simple" xlink:show="embed" xlink:actuate="onLoad" draw:mime-type="image/svg+xml"/><draw:image xlink:href="Pictures/100000010000001800000018276CFA43193D16C8.png" xlink:type="simple" xlink:show="embed" xlink:actuate="onLoad" draw:mime-type="image/png"/></draw:frame></draw:a></text:span><text:span text:style-name="T3"><text:s/></text:span><text:a xlink:type="simple" xlink:href="mailto:luisfillipe.lipe@gmail.com" text:style-name="Internet_20_link" text:visited-style-name="Visited_20_Internet_20_Link"><text:span text:style-name="T7">luisfillipe.lipe@gmail.com</text:span></text:a></text:p>
            <text:p text:style-name="P13"><draw:frame draw:style-name="fr2" draw:name="Figura6 Copia 1" text:anchor-type="as-char" svg:y="-0.46cm" svg:width="0.651cm" svg:height="0.651cm" draw:z-index="2"><draw:image xlink:href="Pictures/100001BA000052C9000052C9904B749A64A31463.svg" xlink:type="simple" xlink:show="embed" xlink:actuate="onLoad" draw:mime-type="image/svg+xml"/><draw:image xlink:href="Pictures/10000001000002C3000002C3AC4999339766D534.png" xlink:type="simple" xlink:show="embed" xlink:actuate="onLoad" draw:mime-type="image/png"/></draw:frame><text:span text:style-name="T2"><text:s/>Morada do vale, Gravataí, RS</text:span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Objetivo</text:p>
          </table:table-cell>
          <table:table-cell table:style-name="Tabela1.B1" office:value-type="string">
            <text:p text:style-name="P3">Ingressar na área de tecnologia da informação e atuar como desenvolvedor web.</text:p>
          </table:table-cell>
        </table:table-row>
        <table:table-row table:style-name="Tabela1.2">
          <table:table-cell table:style-name="Tabela1.A2" office:value-type="string">
            <text:p text:style-name="P9">Formação</text:p>
          </table:table-cell>
          <table:table-cell table:style-name="Tabela1.B2" office:value-type="string">
            <text:p text:style-name="P4"><text:span text:style-name="T11">Tecnólogo </text:span>Análise e desenvolvimento de sistemas (2021) – FAQI – <text:span text:style-name="T11">Aluno Laureado</text:span><text:span text:style-name="T11"><draw:frame draw:style-name="fr1" draw:name="Figura4" text:anchor-type="as-char" svg:width="0.651cm" svg:height="0.651cm" draw:z-index="3"><draw:image xlink:href="Pictures/10000001000002000000020086B0EB9C4B220321.png" xlink:type="simple" xlink:show="embed" xlink:actuate="onLoad" draw:mime-type="image/png"/></draw:frame></text:span></text:p>
            <text:p text:style-name="P3"/>
            <text:p text:style-name="P3">Técnico Recursos humanos (2017) – SENAC</text:p>
            <text:p text:style-name="P3"/>
            <text:p text:style-name="P6">Veja outros cursos em:</text:p>
            <text:p text:style-name="P14"><text:span text:style-name="T1"><draw:a xlink:type="simple" xlink:href="https://linkedin.com/in/luisfaires"><draw:frame draw:style-name="fr1" draw:name="Figura2" text:anchor-type="as-char" svg:width="0.651cm" svg:height="0.651cm" draw:z-index="4"><draw:image xlink:href="Pictures/1000026200000295000002952E9AF723A30D23FD.svg" xlink:type="simple" xlink:show="embed" xlink:actuate="onLoad" draw:mime-type="image/svg+xml"/><draw:image xlink:href="Pictures/10000001000000190000001949DAEA157CD409CB.png" xlink:type="simple" xlink:show="embed" xlink:actuate="onLoad" draw:mime-type="image/png"/><svg:title>LinkedIn</svg:title></draw:frame></draw:a></text:span><text:span text:style-name="T1"><text:s/></text:span><text:a xlink:type="simple" xlink:href="http://linkedin.com/in/luisfaires" text:style-name="Internet_20_link" text:visited-style-name="Visited_20_Internet_20_Link"><text:span text:style-name="T6">linkedin.com/in/luisfaires</text:span></text:a></text:p>
          </table:table-cell>
        </table:table-row>
        <table:table-row table:style-name="Tabela1.3">
          <table:table-cell table:style-name="Tabela1.A3" office:value-type="string">
            <text:p text:style-name="P9">Habilidades</text:p>
          </table:table-cell>
          <table:table-cell table:style-name="Tabela1.B3" office:value-type="string">
            <text:p text:style-name="P3">HTML, CSS, JavaScript, PHP, Git, SQL, React, Node.js</text:p>
          </table:table-cell>
        </table:table-row>
        <table:table-row table:style-name="Tabela1.3">
          <table:table-cell table:style-name="Tabela1.A4" office:value-type="string">
            <text:p text:style-name="P10">Projetos <text:span text:style-name="T16">pessoais</text:span></text:p>
          </table:table-cell>
          <table:table-cell table:style-name="Tabela1.B4" office:value-type="string">
            <text:p text:style-name="P8"><text:span text:style-name="T10">U</text:span><text:a xlink:type="simple" xlink:href="https://universodasmensagens.com/" text:style-name="Internet_20_link" text:visited-style-name="Visited_20_Internet_20_Link"><text:span text:style-name="T5">niversodas</text:span><text:span text:style-name="T9">M</text:span><text:span text:style-name="T5">ensagens.</text:span><text:span text:style-name="T8">com</text:span></text:a></text:p>
            <text:list text:style-name="L1">
              <text:list-item>
                <text:p text:style-name="P16"><text:span text:style-name="T16">S</text:span>ite criado <text:span text:style-name="T17">desenvolvendo</text:span> de um sistema de gerenciamento de conteúdo (CMS) <text:span text:style-name="T12">em PHP </text:span>para o cadastro de postagens em banco de dados <text:span text:style-name="T12">MySQL.</text:span></text:p>
              </text:list-item>
            </text:list>
            <text:p text:style-name="P2"/>
            <text:p text:style-name="P5"><text:a xlink:type="simple" xlink:href="https://triggertaps.top/" text:style-name="Internet_20_link" text:visited-style-name="Visited_20_Internet_20_Link"><text:span text:style-name="T5">TriggerTaps.Top</text:span></text:a></text:p>
            <text:list text:style-name="L2">
              <text:list-item>
                <text:p text:style-name="P17"><text:span text:style-name="T16">J</text:span><text:span text:style-name="T13">ogo</text:span> <text:span text:style-name="T16">desenvolvido </text:span>em JavaScript <text:span text:style-name="T14">utilizando a Canvas API.</text:span><text:line-break/></text:p>
              </text:list-item>
            </text:list>
            <text:p text:style-name="P7">Veja <text:span text:style-name="T12">mais informações </text:span>dos projetos que desenvolvi em:</text:p>
            <text:p text:style-name="P15"><draw:a xlink:type="simple" xlink:href="https://github.com/LuisFAires"><draw:frame draw:style-name="fr1" draw:name="Figura1 Copia 1" text:anchor-type="as-char" svg:width="0.67cm" svg:height="0.651cm" draw:z-index="5"><draw:image xlink:href="Pictures/10000001000000F0000000F01BC7FBC82A016148.png" xlink:type="simple" xlink:show="embed" xlink:actuate="onLoad" draw:mime-type="image/png"/></draw:frame></draw:a><text:span text:style-name="T1"><text:s/></text:span><text:a xlink:type="simple" xlink:href="http://github.com/LuisFAires" text:style-name="Internet_20_link" text:visited-style-name="Visited_20_Internet_20_Link"><text:span text:style-name="T6">github.com/LuisFAires</text:span></text:a></text:p>
          </table:table-cell>
        </table:table-row>
        <table:table-row table:style-name="Tabela1.5">
          <table:table-cell table:style-name="Tabela1.A5" office:value-type="string">
            <text:p text:style-name="P9">Experiência <text:span text:style-name="T4">profissional</text:span></text:p>
          </table:table-cell>
          <table:table-cell table:style-name="Tabela1.B5" office:value-type="string">
            <text:p text:style-name="P3">Estagiário (2018) – Iper imóveis.</text:p>
            <text:list text:style-name="L3">
              <text:list-item>
                <text:p text:style-name="P18">Telemarketing e atendimento de clientes em loja.<text:line-break/></text:p>
              </text:list-item>
            </text:list>
            <text:p text:style-name="P3">Auxiliar de expedição (2015) – Astória papéis.</text:p>
            <text:list text:style-name="L4">
              <text:list-item>
                <text:p text:style-name="P19">Recebimento, armazenagem, conferência, separação e expedição de mercadorias.</text:p>
              </text:list-item>
            </text:list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1T15:03:01.590000000</meta:creation-date>
    <dc:date>2023-08-26T01:27:10.404000000</dc:date>
    <meta:editing-duration>P2DT13H54M49S</meta:editing-duration>
    <meta:editing-cycles>61</meta:editing-cycles>
    <meta:generator>LibreOffice/7.5.3.2$Windows_X86_64 LibreOffice_project/9f56dff12ba03b9acd7730a5a481eea045e468f3</meta:generator>
    <meta:document-statistic meta:table-count="2" meta:image-count="6" meta:object-count="0" meta:page-count="2" meta:paragraph-count="25" meta:word-count="130" meta:character-count="973" meta:non-whitespace-character-count="860"/>
  </office:meta>
</office:document-meta>
</file>